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2.138cm" style:rel-column-width="8242*"/>
    </style:style>
    <style:style style:name="Tableau2.B" style:family="table-column">
      <style:table-column-properties style:column-width="6.916cm" style:rel-column-width="26664*"/>
    </style:style>
    <style:style style:name="Tableau2.C" style:family="table-column">
      <style:table-column-properties style:column-width="0.796cm" style:rel-column-width="3066*"/>
    </style:style>
    <style:style style:name="Tableau2.D" style:family="table-column">
      <style:table-column-properties style:column-width="7.149cm" style:rel-column-width="27563*"/>
    </style:style>
    <style:style style:name="Tableau2.A1" style:family="table-cell">
      <style:table-cell-properties fo:background-color="#66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66666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Header">
      <style:text-properties style:font-name="Arial" fo:font-size="10pt" fo:background-color="transparent" style:font-size-asian="10pt" style:font-size-complex="10pt"/>
    </style:style>
    <style:style style:name="P5" style:family="paragraph" style:parent-style-name="Header">
      <style:paragraph-properties fo:text-align="start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Header">
      <style:paragraph-properties fo:text-align="end" style:justify-single-word="false"/>
      <style:text-properties style:font-name="Arial" fo:font-size="10pt" fo:background-color="transparent" style:font-size-asian="10pt" style:font-size-complex="10pt"/>
    </style:style>
    <style:style style:name="P7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color="#ffffff"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background-color="transparent" style:font-size-asian="10pt" style:font-size-complex="10pt"/>
    </style:style>
    <style:style style:name="T3" style:family="text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MPLATE DOCUMENT FOR INVOICE</text:p>
      <text:p text:style-name="Standard"/>
      <text:p text:style-name="P11">This is a list of tags that will be replaced with your informations:</text:p>
      <text:p text:style-name="Standard">{mycompany_logo}</text:p>
      <text:p text:style-name="Standard">{mycompany_name}</text:p>
      <text:p text:style-name="Standard">{mycompany_address}</text:p>
      <text:p text:style-name="Standard">{mycompany_zip}</text:p>
      <text:p text:style-name="Standard">{mycompany_town}</text:p>
      <text:p text:style-name="Standard">{mycompany_country}</text:p>
      <text:p text:style-name="Standard">{mycompany_vat}</text:p>
      <text:p text:style-name="Standard">{mycompany_idprof1}</text:p>
      <text:p text:style-name="Standard">{mycompany_idprof2}</text:p>
      <text:p text:style-name="Standard">{mycompany_idprof3}</text:p>
      <text:p text:style-name="Standard">{mycompany_idprof4}</text:p>
      <text:p text:style-name="P12"/>
      <text:p text:style-name="P12"/>
      <text:p text:style-name="P11">And this is how to use arrays for details of lines of invoices:</text:p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8">Code</text:p>
          </table:table-cell>
          <table:table-cell table:style-name="Tableau2.A1" office:value-type="string">
            <text:p text:style-name="P8">Désignation</text:p>
          </table:table-cell>
          <table:table-cell table:style-name="Tableau2.A1" office:value-type="string">
            <text:p text:style-name="P8">Qte</text:p>
          </table:table-cell>
          <table:table-cell table:style-name="Tableau2.D1" office:value-type="string">
            <text:p text:style-name="P8">Prix Unitaire</text:p>
          </table:table-cell>
        </table:table-row>
        <table:table-row>
          <table:table-cell table:style-name="Tableau2.A2" office:value-type="string">
            <text:p text:style-name="P4">[!-- BEGIN row.commande --]{commande_cod}</text:p>
          </table:table-cell>
          <table:table-cell table:style-name="Tableau2.A2" office:value-type="string">
            <text:p text:style-name="P4">{commande_des}</text:p>
          </table:table-cell>
          <table:table-cell table:style-name="Tableau2.A2" office:value-type="string">
            <text:p text:style-name="P5">{commande_qte}</text:p>
            <text:p text:style-name="P9"/>
          </table:table-cell>
          <table:table-cell table:style-name="Tableau2.D2" office:value-type="string">
            <text:p text:style-name="P6">{commande_prix}[!-- END row.commande --]</text:p>
          </table:table-cell>
        </table:table-row>
      </table:table>
      <text:p text:style-name="Standard"/>
      <text:p text:style-name="P1">[!-- BEGIN loop1 --]</text:p>
      <text:p text:style-name="P1"><text:tab/>{testloop1}</text:p>
      <text:p text:style-name="P1"><text:tab/>[!-- BEGIN loop2 --]</text:p>
      <text:p text:style-name="P1"><text:tab/><text:tab/>{testloop2}</text:p>
      <text:p text:style-name="P1"><text:tab/>[!-- END loop2 --]</text:p>
      <text:p text:style-name="P1"><text:tab/>[!-- BEGIN loop3 --]</text:p>
      <text:p text:style-name="P1"><text:tab/><text:tab/>{testloop3}</text:p>
      <text:p text:style-name="P1"><text:tab/>[!-- END loop3 --]</text:p>
      <text:p text:style-name="P1">[!-- END loop1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4-28T15:55:36.97</dc:date>
    <meta:editing-duration>PT00H34M46S</meta:editing-duration>
    <meta:editing-cycles>15</meta:editing-cycles>
    <meta:generator>OpenOffice.org/3.2$Win32 OpenOffice.org_project/320m12$Build-9483</meta:generator>
    <dc:creator>Laurent Destailleur</dc:creator>
    <meta:document-statistic meta:table-count="1" meta:image-count="0" meta:object-count="0" meta:page-count="1" meta:paragraph-count="31" meta:word-count="91" meta:character-count="648"/>
  </office:meta>
</office:document-meta>
</file>